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8.75pt" style:use-optimal-row-height="true" fo:break-before="auto"/>
    </style:style>
    <style:style style:name="ro12" style:family="table-row">
      <style:table-row-properties style:row-height="48.4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lorita hip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orfas con secciones longitudinales rectangulares y cristales alotriomorfo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Tonalidades verd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Exfoliación</text:p>
          </table:table-cell>
          <table:table-cell office:value-type="string" table:style-name="ce5">
            <text:p>Se aprecia una dirección paralela al alargamiento de las secciones longitudinales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ción</text:p>
          </table:table-cell>
          <table:table-cell office:value-type="string" table:style-name="ce5">
            <text:p>No presenta, esta alterando a minerales previ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De 1r orden anómalos dando tonalidades azulad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5" table:style-name="ce6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atriz afanítica 25%</text:p>
          </table:table-cell>
          <table:table-cell office:value-type="string" table:style-name="ce8">
            <text:p>Cuarzo 10%</text:p>
          </table:table-cell>
          <table:table-cell office:value-type="string" table:style-name="ce8">
            <text:p>Opacos 5%</text:p>
          </table:table-cell>
          <table:table-cell office:value-type="string" table:style-name="ce8">
            <text:p>Otros 10%</text:p>
          </table:table-cell>
          <table:table-cell table:number-columns-repeated="8" table:style-name="ce8"/>
          <table:table-cell table:number-columns-repeated="16371"/>
        </table:table-row>
        <table:table-row table:number-rows-repeated="2" table:style-name="ro10">
          <table:table-cell table:style-name="ce1"/>
          <table:table-cell table:style-name="ce9"/>
          <table:table-cell table:number-columns-repeated="16382" table:style-name="ce1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10">
            <text:p>Características generales del mineral</text:p>
          </table:table-cell>
          <table:table-cell office:value-type="string" table:style-name="ce3">
            <text:p>Clori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órmula química</text:p>
          </table:table-cell>
          <table:table-cell office:value-type="string" table:style-name="ce11">
            <text:p>(Mg,Fe)<text:span text:style-name="T2">3</text:span>(Si,Al)<text:span text:style-name="T2">4</text:span>O<text:span text:style-name="T2">10</text:span>(OH,O)<text:span text:style-name="T2">6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Forma de los cristales</text:p>
          </table:table-cell>
          <table:table-cell office:value-type="string" table:style-name="ce5">
            <text:p>Hábito prismático muy corto, con sección basal pseudohexagonal. Puede ser criptocristalina o pseudomorfa de biotita u otros minerales ferromagnesiano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2">
            <text:p>Varia de incoloro a tonalidades verdosas, amarillentas y oc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Puede presentarse entre débil y moderad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No siempre visible, {001} perf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óxidos o hidróxidos de hierro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 a veces enmascarados, o bien colores anómalos que dan tonalidades azuladas y violáce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Aproximadamente 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es frecuente, {001} r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05:35Z</dc:date>
    <meta:editing-cycles>5</meta:editing-cycles>
    <meta:editing-duration>PT1353S</meta:editing-duration>
  </office:meta>
</office:document-meta>
</file>